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596cm" style:rel-column-width="1953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1.011cm" style:rel-column-width="3312*"/>
    </style:style>
    <style:style style:name="Tabella3.F" style:family="table-column">
      <style:table-column-properties style:column-width="1.233cm" style:rel-column-width="4040*"/>
    </style:style>
    <style:style style:name="Tabella3.G" style:family="table-column">
      <style:table-column-properties style:column-width="3.54cm" style:rel-column-width="11600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7cm" style:rel-column-width="8543*"/>
    </style:style>
    <style:style style:name="Tabella3.L" style:family="table-column">
      <style:table-column-properties style:column-width="2.215cm" style:rel-column-width="7260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F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dotted #000000"/>
    </style:style>
    <style:style style:name="Tabella3.G6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I7" style:family="table-cell">
      <style:table-cell-properties fo:padding="0.097cm" fo:border-left="0.05pt solid #000000" fo:border-right="none" fo:border-top="none" fo:border-bottom="0.05pt solid #000000"/>
    </style:style>
    <style:style style:name="Tabella3.J7" style:family="table-cell">
      <style:table-cell-properties fo:padding="0.097cm" fo:border-left="0.05pt solid #000000" fo:border-right="none" fo:border-top="none" fo:border-bottom="0.05pt solid #000000"/>
    </style:style>
    <style:style style:name="Tabella3.K7" style:family="table-cell">
      <style:table-cell-properties fo:padding="0.097cm" fo:border-left="0.05pt solid #000000" fo:border-right="none" fo:border-top="none" fo:border-bottom="0.05pt solid #000000"/>
    </style:style>
    <style:style style:name="Tabella3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B10" style:family="table-cell">
      <style:table-cell-properties fo:padding="0.097cm" fo:border-left="0.05pt solid #000000" fo:border-right="none" fo:border-top="none" fo:border-bottom="0.05pt dotted #000000"/>
    </style:style>
    <style:style style:name="Tabella3.G10" style:family="table-cell">
      <style:table-cell-properties fo:padding="0.097cm" fo:border-left="none" fo:border-right="none" fo:border-top="none" fo:border-bottom="0.05pt dotted #000000"/>
    </style:style>
    <style:style style:name="Tabella3.I10" style:family="table-cell">
      <style:table-cell-properties fo:padding="0.097cm" fo:border-left="0.05pt solid #000000" fo:border-right="none" fo:border-top="none" fo:border-bottom="0.05pt solid #000000"/>
    </style:style>
    <style:style style:name="Tabella3.J10" style:family="table-cell">
      <style:table-cell-properties fo:padding="0.097cm" fo:border-left="0.05pt solid #000000" fo:border-right="none" fo:border-top="none" fo:border-bottom="0.05pt solid #000000"/>
    </style:style>
    <style:style style:name="Tabella3.K10" style:family="table-cell">
      <style:table-cell-properties fo:padding="0.097cm" fo:border-left="0.05pt solid #000000" fo:border-right="none" fo:border-top="none" fo:border-bottom="0.05pt solid #000000"/>
    </style:style>
    <style:style style:name="Tabella3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I11" style:family="table-cell">
      <style:table-cell-properties fo:padding="0.097cm" fo:border-left="0.05pt solid #000000" fo:border-right="none" fo:border-top="none" fo:border-bottom="0.05pt solid #000000"/>
    </style:style>
    <style:style style:name="Tabella3.J11" style:family="table-cell">
      <style:table-cell-properties fo:padding="0.097cm" fo:border-left="0.05pt solid #000000" fo:border-right="none" fo:border-top="none" fo:border-bottom="0.05pt solid #000000"/>
    </style:style>
    <style:style style:name="Tabella3.K11" style:family="table-cell">
      <style:table-cell-properties fo:padding="0.097cm" fo:border-left="0.05pt solid #000000" fo:border-right="none" fo:border-top="none" fo:border-bottom="0.05pt solid #000000"/>
    </style:style>
    <style:style style:name="Tabella3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3" style:family="table-row">
      <style:table-row-properties style:min-row-height="0.695cm"/>
    </style:style>
    <style:style style:name="Tabella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I14" style:family="table-cell">
      <style:table-cell-properties fo:padding="0.097cm" fo:border-left="0.05pt solid #000000" fo:border-right="none" fo:border-top="none" fo:border-bottom="0.05pt solid #000000"/>
    </style:style>
    <style:style style:name="Tabella3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5" style:family="table-row">
      <style:table-row-properties style:min-row-height="1.011cm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7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7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8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8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2" style:family="paragraph" style:parent-style-name="Table_20_Contents">
      <style:text-properties fo:font-weight="bold" officeooo:rsid="0012e39e" officeooo:paragraph-rsid="0033831c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size-asian="7pt" style:font-size-complex="7pt"/>
    </style:style>
    <style:style style:name="P17" style:family="paragraph" style:parent-style-name="Table_20_Contents"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9" style:family="paragraph" style:parent-style-name="Table_20_Contents">
      <style:text-properties officeooo:paragraph-rsid="0012e39e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1df2a8" style:font-size-asian="10pt" style:font-size-complex="10pt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254b04" style:font-size-asian="10pt" style:font-size-complex="10pt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officeooo:paragraph-rsid="00254b04" style:font-size-asian="8pt" style:font-size-complex="8pt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1a36" style:font-size-asian="8pt" style:font-size-complex="8pt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6768" style:font-size-asian="8pt" style:font-size-complex="8pt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30e92a" style:font-size-asian="8pt" style:font-size-complex="8pt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11pt" fo:font-weight="bold" style:font-size-asian="11pt" style:font-weight-asian="bold" style:font-size-complex="11pt" style:font-weight-complex="bold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9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40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rsid="0034734f" officeooo:paragraph-rsid="0034734f" style:font-size-asian="7pt" style:font-weight-asian="bold" style:font-size-complex="7pt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3pt" fo:font-weight="bold" officeooo:paragraph-rsid="00366f59" style:font-size-asian="3pt" style:font-weight-asian="bold" style:font-size-complex="3pt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paragraph-rsid="00433771" style:font-size-asian="7pt" style:font-weight-asian="bold" style:font-size-complex="7pt" style:font-weight-complex="bold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4pt" fo:font-weight="bold" officeooo:paragraph-rsid="00433771" style:font-size-asian="4pt" style:font-weight-asian="bold" style:font-size-complex="4pt" style:font-weight-complex="bold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officeooo:paragraph-rsid="00433771" style:font-size-asian="7pt" style:font-weight-asian="bold" style:font-size-complex="7pt" style:font-weight-complex="bold"/>
    </style:style>
    <style:style style:name="P45" style:family="paragraph">
      <style:paragraph-properties fo:text-align="center"/>
    </style:style>
    <style:style style:name="T1" style:family="text">
      <style:text-properties officeooo:rsid="00191d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39e" style:font-size-asian="7pt" style:font-size-complex="7pt"/>
    </style:style>
    <style:style style:name="T4" style:family="text">
      <style:text-properties officeooo:rsid="0012e39e"/>
    </style:style>
    <style:style style:name="T5" style:family="text">
      <style:text-properties officeooo:rsid="00194e45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placeholder text:placeholder-type="text">&lt;for each="o in objects"&gt;</text:placeholder></text:p>
      <text:p text:style-name="P37"><text:placeholder text:placeholder-type="text">&lt;for each="time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0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3" office:value-type="string">
            <text:p text:style-name="P4">DATA</text:p>
          </table:table-cell>
          <table:covered-table-cell/>
          <table:covered-table-cell/>
          <table:table-cell table:style-name="Tabella3.C1" table:number-columns-spanned="5" office:value-type="string">
            <text:p text:style-name="P4">AUTISTA</text:p>
          </table:table-cell>
          <table:covered-table-cell/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3" office:value-type="string">
            <text:p text:style-name="P27"><text:placeholder text:placeholder-type="text">&lt;'' if not o.date else formatLang(o.date, date=True)&gt;</text:placeholder></text:p>
          </table:table-cell>
          <table:covered-table-cell/>
          <table:covered-table-cell/>
          <table:table-cell table:style-name="Tabella3.F2" table:number-columns-spanned="5" office:value-type="string">
            <text:p text:style-name="P35"><text:placeholder text:placeholder-type="text">&lt;o.camion_id.name or ''&gt;</text:placeholder></text:p>
          </table:table-cell>
          <table:covered-table-cell/>
          <table:covered-table-cell/>
          <table:covered-table-cell/>
          <table:covered-table-cell/>
          <table:table-cell table:style-name="Tabella3.K2" table:number-columns-spanned="2" office:value-type="string">
            <text:p text:style-name="P27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5" office:value-type="string">
            <text:p text:style-name="P5">CLIENTE</text:p>
          </table:table-cell>
          <table:covered-table-cell/>
          <table:covered-table-cell/>
          <table:covered-table-cell/>
          <table:covered-table-cell/>
          <table:table-cell table:style-name="Tabella3.A3" table:number-columns-spanned="2" office:value-type="string">
            <text:p text:style-name="P5">DESTINAZIONE</text:p>
          </table:table-cell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20"><text:placeholder text:placeholder-type="text">&lt;for each="counter, order, extra in get_order_list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5" table:number-columns-spanned="12" office:value-type="string">
            <text:p text:style-name="P21"><text:placeholder text:placeholder-type="text">&lt;if test="counter ==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7" table:number-rows-spanned="2" office:value-type="string">
            <text:p text:style-name="P3"/>
          </table:table-cell>
          <table:table-cell table:style-name="Tabella3.B6" table:number-columns-spanned="5" office:value-type="string">
            <text:p text:style-name="P28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6" table:number-columns-spanned="2" office:value-type="string">
            <text:p text:style-name="P28"><text:placeholder text:placeholder-type="text">&lt;order.destination_id.name if order.destination_id else "??"&gt;</text:placeholder></text:p>
          </table:table-cell>
          <table:covered-table-cell/>
          <table:table-cell table:style-name="Tabella3.I7" table:number-rows-spanned="2" office:value-type="string">
            <text:p text:style-name="P30"><text:placeholder text:placeholder-type="text">&lt;order.prevision_load or 0&gt;</text:placeholder></text:p>
          </table:table-cell>
          <table:table-cell table:style-name="Tabella3.J7" table:number-rows-spanned="2" office:value-type="string">
            <text:p text:style-name="P31"><text:placeholder text:placeholder-type="text">&lt;'/' if not order.name else order.name.split("-")[-1]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7" table:number-rows-spanned="2" office:value-type="string">
            <text:p text:style-name="P28"><text:placeholder text:placeholder-type="text">&lt;order.destination_id.phone if order.destination_id else "??"&gt;</text:placeholder></text:p>
          </table:table-cell>
          <table:table-cell table:style-name="Tabella3.L7" table:number-rows-spanned="2" office:value-type="string">
            <text:p text:style-name="P33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'' if not order.date else formatLang(order.date, date=True)&gt;</text:placeholder></text:span></text:p>
          </table:table-cell>
        </table:table-row>
        <table:table-row>
          <table:covered-table-cell/>
          <table:table-cell table:style-name="Tabella3.B7" table:number-columns-spanned="7" office:value-type="string">
            <text:p text:style-name="P28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2"><text:placeholder text:placeholder-type="text">&lt;if test="counter &gt;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1" table:number-rows-spanned="2" office:value-type="string">
            <text:p text:style-name="Standard"/>
          </table:table-cell>
          <table:table-cell table:style-name="Tabella3.B10" table:number-columns-spanned="5" office:value-type="string">
            <text:p text:style-name="P28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10" table:number-columns-spanned="2" office:value-type="string">
            <text:p text:style-name="P28"><text:placeholder text:placeholder-type="text">&lt;order.destination_id.name if order.destination_id else "??"&gt;</text:placeholder></text:p>
          </table:table-cell>
          <table:covered-table-cell/>
          <table:table-cell table:style-name="Tabella3.I11" table:number-rows-spanned="2" office:value-type="string">
            <text:p text:style-name="P30"><text:placeholder text:placeholder-type="text">&lt;extra.get('quantity', 0)&gt;</text:placeholder></text:p>
          </table:table-cell>
          <table:table-cell table:style-name="Tabella3.J11" table:number-rows-spanned="2" office:value-type="string">
            <text:p text:style-name="P32"><text:span text:style-name="T2"><text:placeholder text:placeholder-type="text">&lt;'[ x%s ]' % counter&gt;</text:placeholder></text:span><text:span text:style-name="T7"><text:placeholder text:placeholder-type="text">&lt;extra.get('number', '')&gt;</text:placeholder></text:span> <text:span text:style-name="T2"><text:placeholder text:placeholder-type="text">&lt;{'D': '', 'A': 'Freschi', 'F': '+F'}.get(order.order_mode, '')&gt;</text:placeholder></text:span></text:p>
          </table:table-cell>
          <table:table-cell table:style-name="Tabella3.K11" table:number-rows-spanned="2" office:value-type="string">
            <text:p text:style-name="P28"><text:placeholder text:placeholder-type="text">&lt;order.destination_id.phone if order.destination_id else "??"&gt;</text:placeholder></text:p>
          </table:table-cell>
          <table:table-cell table:style-name="Tabella3.L11" table:number-rows-spanned="2" office:value-type="string">
            <text:p text:style-name="P34"><text:placeholder text:placeholder-type="text">&lt;extra.get('time', '')&gt;</text:placeholder><text:line-break/><text:span text:style-name="T6"><text:placeholder text:placeholder-type="text">&lt;order.destination_id.delivery_note if order.destination_id else ""&gt;</text:placeholder></text:span><text:line-break/><text:span text:style-name="T5">Sc. </text:span><text:span text:style-name="T5"><text:placeholder text:placeholder-type="text">&lt;extra.get('deadline', '')&gt;</text:placeholder></text:span></text:p>
          </table:table-cell>
        </table:table-row>
        <table:table-row>
          <table:covered-table-cell/>
          <table:table-cell table:style-name="Tabella3.B11" table:number-columns-spanned="7" office:value-type="string">
            <text:p text:style-name="P29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2" table:number-columns-spanned="12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13">
          <table:table-cell table:style-name="Tabella3.A13" table:number-columns-spanned="12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4" table:number-columns-spanned="8" office:value-type="string">
            <text:p text:style-name="P8"><text:span text:style-name="T2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14" office:value-type="string">
            <text:p text:style-name="P26"><text:placeholder text:placeholder-type="text">&lt;o.current_load or 0.0&gt;</text:placeholder></text:p>
          </table:table-cell>
          <table:table-cell table:style-name="Tabella3.J14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la3.15">
          <table:table-cell table:style-name="Tabella3.A15" table:number-columns-spanned="3" office:value-type="string">
            <text:p text:style-name="P9">RITIRO </text:p>
            <text:p text:style-name="P9">MERCE</text:p>
          </table:table-cell>
          <table:covered-table-cell/>
          <table:covered-table-cell/>
          <table:table-cell table:style-name="Tabella3.D15" table:number-columns-spanned="9" office:value-type="string">
            <text:p text:style-name="P23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6" table:number-columns-spanned="12" office:value-type="string">
            <text:p text:style-name="P13">Il sottoscritto dichiara di ricevere la merce dettagliata nei ns. </text:p>
            <text:p text:style-name="P13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7" table:number-columns-spanned="4" office:value-type="string">
            <text:p text:style-name="P15">KM PARTENZA:</text:p>
            <text:p text:style-name="P14">KM ARRIVO:</text:p>
            <text:p text:style-name="P14">TOT. KM.: <text:s/></text:p>
            <text:p text:style-name="P14">CONSEGNATI N. DOC.:</text:p>
          </table:table-cell>
          <table:covered-table-cell/>
          <table:covered-table-cell/>
          <table:covered-table-cell/>
          <table:table-cell table:style-name="Tabella3.E17" table:number-columns-spanned="3" office:value-type="string">
            <text:p text:style-name="P15">____________________________</text:p>
            <text:p text:style-name="P15">____________________________<text:line-break/>____________________________<text:line-break/>____________________________</text:p>
            <text:p text:style-name="P15"/>
          </table:table-cell>
          <table:covered-table-cell/>
          <table:covered-table-cell/>
          <table:table-cell table:style-name="Tabella3.H17" table:number-columns-spanned="2" office:value-type="string">
            <text:p text:style-name="P14">NOTE: <text:s text:c="24"/></text:p>
            <text:p text:style-name="P14">FIRMA SMA: <text:s text:c="14"/></text:p>
            <text:p text:style-name="P14">FIRMA AUTISTA: <text:s text:c="7"/></text:p>
            <text:p text:style-name="P14">BANCALI CARICATI: </text:p>
            <text:p text:style-name="P14">BANCALI RESI: <text:s text:c="8"/></text:p>
          </table:table-cell>
          <table:covered-table-cell/>
          <table:table-cell table:style-name="Tabella3.J17" table:number-columns-spanned="3" office:value-type="string">
            <text:p text:style-name="P14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8" table:number-columns-spanned="3" office:value-type="string">
            <text:p text:style-name="P25">NOTE</text:p>
          </table:table-cell>
          <table:covered-table-cell/>
          <table:covered-table-cell/>
          <table:table-cell table:style-name="Tabella3.D18" table:number-columns-spanned="9" office:value-type="string">
            <text:p text:style-name="P24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9"/>
      <text:p text:style-name="P40"/>
      <text:p text:style-name="P40"/>
      <text:p text:style-name="P40"/>
      <text:p text:style-name="P40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1"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7">FIRMA DEL MAGAZZINIERE</text:p>
          </table:table-cell>
        </table:table-row>
        <text:soft-page-break/>
        <table:table-row table:style-name="Tabella1.2">
          <table:table-cell table:style-name="Tabella1.A2" office:value-type="string">
            <text:p text:style-name="P17">Vano del camion pulito</text:p>
          </table:table-cell>
          <table:table-cell table:style-name="Tabella1.A2" office:value-type="string">
            <text:p text:style-name="P12"><draw:custom-shape text:anchor-type="as-char" draw:z-index="1" draw:name="Forma1" draw:style-name="gr1" draw:text-style-name="P45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12"><draw:custom-shape text:anchor-type="as-char" draw:z-index="2" draw:name="Forma1" draw:style-name="gr1" draw:text-style-name="P45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table-cell table:style-name="Tabella1.D2" table:number-rows-spanned="2" office:value-type="string">
            <text:p text:style-name="P16"/>
          </table:table-cell>
        </table:table-row>
        <table:table-row table:style-name="Tabella1.2">
          <table:table-cell table:style-name="Tabella1.A2" office:value-type="string">
            <text:p text:style-name="P18">Temperatura del camion conforme*</text:p>
          </table:table-cell>
          <table:table-cell table:style-name="Tabella1.A2" office:value-type="string">
            <text:p text:style-name="P12"><draw:custom-shape text:anchor-type="as-char" draw:z-index="3" draw:name="Forma1" draw:style-name="gr1" draw:text-style-name="P45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12"><draw:custom-shape text:anchor-type="as-char" draw:z-index="4" draw:name="Forma1" draw:style-name="gr1" draw:text-style-name="P45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9"><text:span text:style-name="T3">*prodotti surgelati: T</text:span>≤- <text:span text:style-name="T4">18° C; prodotti freschi T&gt; 0°C e </text:span>≤ <text:span text:style-name="T4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41"/>
      <text:p text:style-name="P41"><text:s/><text:span text:style-name="T7"><text:placeholder text:placeholder-type="text">&lt;/for&gt;</text:placeholder></text:span></text:p>
      <text:p text:style-name="P42"><text:placeholder text:placeholder-type="text">&lt;if test="is_new_page(o, objects, time, data)"&gt;</text:placeholder></text:p>
      <text:p text:style-name="P43"/>
      <text:p text:style-name="P44"><text:placeholder text:placeholder-type="text">&lt;/if&gt;</text:placeholder></text:p>
      <text:p text:style-name="P3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<text:s/>[ MSQ 30 Versione 2.1 del 09/03/2022 ]</text:span><text:tab/>Stampato il: <text:date style:data-style-name="N80" text:date-value="2022-03-24T10:41:12.004272812">24. Mar. 2022</text:date> ore <text:time style:data-style-name="N103" text:time-value="2022-03-24T10:41:12.004489693">10.40.12 A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24T10:41:11.952576463</dc:date>
    <meta:editing-duration>P1DT20H44M26S</meta:editing-duration>
    <meta:editing-cycles>457</meta:editing-cycles>
    <meta:generator>LibreOffice/4.3.3.2$Linux_X86_64 LibreOffice_project/430m0$Build-2</meta:generator>
    <dc:creator>thebrush </dc:creator>
    <meta:document-statistic meta:table-count="2" meta:image-count="1" meta:object-count="0" meta:page-count="3" meta:paragraph-count="72" meta:word-count="288" meta:character-count="2606" meta:non-whitespace-character-count="2280"/>
    <meta:user-defined meta:name="Info 1"/>
    <meta:user-defined meta:name="Info 2"/>
    <meta:user-defined meta:name="Info 3"/>
    <meta:user-defined meta:name="Info 4"/>
  </office:meta>
</office:document-meta>
</file>